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List_20_Paragraph" style:list-style-name="WWNum43">
      <style:paragraph-properties fo:line-height="15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List_20_Paragraph" style:list-style-name="WWNum39">
      <style:paragraph-properties fo:line-height="150%" fo:orphans="0" fo:widows="0" fo:hyphenation-ladder-count="no-limit"/>
      <style:text-properties fo:hyphenate="false" fo:hyphenation-remain-char-count="2" fo:hyphenation-push-char-count="2"/>
    </style:style>
    <style:style style:name="P3" style:family="paragraph" style:parent-style-name="List_20_Paragraph" style:list-style-name="WWNum43">
      <style:paragraph-properties fo:margin-top="0cm" fo:margin-bottom="0.212cm" fo:line-height="150%" fo:text-align="justify" style:justify-single-word="false"/>
    </style:style>
    <style:style style:name="P4" style:family="paragraph" style:parent-style-name="List_20_Paragraph" style:list-style-name="WWNum34">
      <style:paragraph-properties fo:margin-left="1.27cm" fo:margin-right="0cm" fo:margin-top="0cm" fo:margin-bottom="0.212cm" fo:line-height="150%" fo:text-align="justify" style:justify-single-word="false" fo:text-indent="-0.63cm" style:auto-text-indent="false"/>
    </style:style>
    <style:style style:name="P5" style:family="paragraph" style:parent-style-name="List_20_Paragraph" style:list-style-name="WWNum34">
      <style:paragraph-properties fo:margin-left="1.27cm" fo:margin-right="0cm" fo:margin-top="0cm" fo:margin-bottom="0.423cm" fo:line-height="150%" fo:text-align="justify" style:justify-single-word="false" fo:text-indent="-0.63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top="0cm" fo:margin-bottom="0.212cm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cm" fo:margin-bottom="0.212cm" fo:line-height="150%"/>
    </style:style>
    <style:style style:name="P10" style:family="paragraph" style:parent-style-name="Standard">
      <style:paragraph-properties fo:margin-top="0cm" fo:margin-bottom="0.212cm" fo:line-height="150%" fo:text-align="center" style:justify-single-word="false"/>
    </style:style>
    <style:style style:name="P11" style:family="paragraph" style:parent-style-name="Standard">
      <style:paragraph-properties fo:margin-top="0cm" fo:margin-bottom="0.212cm"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2" style:family="paragraph" style:parent-style-name="Standard" style:master-page-name="First_20_Page">
      <style:paragraph-properties style:page-number="auto">
        <style:tab-stops>
          <style:tab-stop style:position="2.021cm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.212cm" fo:line-height="150%" fo:text-indent="1.251cm" style:auto-text-indent="false"/>
    </style:style>
    <style:style style:name="P14" style:family="paragraph" style:parent-style-name="Standard">
      <style:paragraph-properties fo:margin-left="0cm" fo:margin-right="0cm" fo:margin-top="0cm" fo:margin-bottom="0.212cm" fo:line-height="150%" fo:text-align="center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margin-top="0cm" fo:margin-bottom="0.212cm" fo:line-height="150%" fo:text-align="justify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margin-top="0cm" fo:margin-bottom="0.212cm" fo:line-height="150%" fo:text-align="center" style:justify-single-word="false" fo:text-indent="1.251cm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cm" fo:margin-right="0cm" fo:margin-top="0cm" fo:margin-bottom="0.423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9" style:family="paragraph" style:parent-style-name="Standard">
      <style:paragraph-properties fo:margin-left="0cm" fo:margin-right="0cm" fo:margin-top="0cm" fo:margin-bottom="0.212cm" fo:line-height="150%" fo:text-indent="1.249cm" style:auto-text-indent="false"/>
    </style:style>
    <style:style style:name="P20" style:family="paragraph" style:parent-style-name="Standard">
      <style:paragraph-properties fo:margin-left="0.63cm" fo:margin-right="0cm" fo:margin-top="0cm" fo:margin-bottom="0.212cm" fo:line-height="150%" fo:text-align="justify" style:justify-single-word="false" fo:text-indent="1.251cm" style:auto-text-indent="false"/>
    </style:style>
    <style:style style:name="P21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3" style:family="paragraph" style:parent-style-name="Header">
      <style:paragraph-properties fo:text-align="center" style:justify-single-word="false"/>
    </style:style>
    <style:style style:name="P24" style:family="paragraph" style:parent-style-name="td_5f_nontoc_5f_unordered_5f_caption" style:master-page-name="Converted1">
      <style:paragraph-properties fo:line-height="150%" style:page-number="auto"/>
    </style:style>
    <style:style style:name="P25" style:family="paragraph" style:parent-style-name="td_5f_text">
      <style:paragraph-properties fo:line-height="150%"/>
    </style:style>
    <style:style style:name="P26" style:family="paragraph" style:parent-style-name="td_5f_text">
      <style:paragraph-properties fo:line-height="150%" fo:text-align="center" style:justify-single-word="false"/>
    </style:style>
    <style:style style:name="P27" style:family="paragraph" style:parent-style-name="td_5f_text">
      <style:paragraph-properties fo:line-height="150%" fo:text-align="start" style:justify-single-word="false"/>
    </style:style>
    <style:style style:name="P28" style:family="paragraph" style:parent-style-name="td_5f_text" style:list-style-name="WWNum39">
      <style:paragraph-properties fo:line-height="150%"/>
    </style:style>
    <style:style style:name="P29" style:family="paragraph" style:parent-style-name="td_5f_text">
      <style:paragraph-properties fo:margin-left="0cm" fo:margin-right="0cm" fo:line-height="150%" fo:text-indent="1.251cm" style:auto-text-indent="false"/>
    </style:style>
    <style:style style:name="P30" style:family="paragraph" style:parent-style-name="td_5f_text">
      <style:paragraph-properties fo:margin-left="0cm" fo:margin-right="0cm" fo:line-height="150%" fo:text-align="center" style:justify-single-word="false" fo:text-indent="1.251cm" style:auto-text-indent="false"/>
    </style:style>
    <style:style style:name="P31" style:family="paragraph" style:parent-style-name="td_5f_text">
      <style:paragraph-properties fo:margin-left="0cm" fo:margin-right="0cm" fo:margin-top="0cm" fo:margin-bottom="0.635cm" fo:line-height="150%" fo:text-indent="1.251cm" style:auto-text-indent="false"/>
    </style:style>
    <style:style style:name="P32" style:family="paragraph" style:parent-style-name="td_5f_text">
      <style:paragraph-properties fo:margin-left="0cm" fo:margin-right="0cm" fo:margin-top="0cm" fo:margin-bottom="0.423cm" fo:line-height="150%" fo:text-indent="1.251cm" style:auto-text-indent="false"/>
    </style:style>
    <style:style style:name="P33" style:family="paragraph" style:parent-style-name="td_5f_text" style:list-style-name="WWNum27">
      <style:paragraph-properties fo:margin-left="2.26cm" fo:margin-right="0cm" fo:line-height="150%" fo:text-indent="-0.63cm" style:auto-text-indent="false"/>
    </style:style>
    <style:style style:name="P34" style:family="paragraph" style:parent-style-name="td_5f_text" style:list-style-name="WWNum27">
      <style:paragraph-properties fo:margin-left="2.26cm" fo:margin-right="0cm" fo:margin-top="0cm" fo:margin-bottom="0.423cm" fo:line-height="150%" fo:text-indent="-0.63cm" style:auto-text-indent="false"/>
    </style:style>
    <style:style style:name="P35" style:family="paragraph" style:parent-style-name="td_5f_text">
      <style:paragraph-properties fo:margin-left="0cm" fo:margin-right="0cm" fo:line-height="150%" fo:text-indent="0cm" style:auto-text-indent="false"/>
      <style:text-properties style:font-name="Times New Roman" fo:font-size="12pt" style:font-size-asian="12pt"/>
    </style:style>
    <style:style style:name="P36" style:family="paragraph" style:parent-style-name="td_5f_toc_5f_caption_5f_level_5f_1">
      <style:paragraph-properties fo:margin-top="0cm" fo:margin-bottom="0.212cm" fo:line-height="150%"/>
    </style:style>
    <style:style style:name="P37" style:family="paragraph" style:parent-style-name="td_5f_toc_5f_caption_5f_level_5f_2">
      <style:paragraph-properties fo:margin-top="0cm" fo:margin-bottom="0.212cm" fo:line-height="150%" fo:text-align="center" style:justify-single-word="false"/>
    </style:style>
    <style:style style:name="P38" style:family="paragraph" style:parent-style-name="Default" style:list-style-name="WWNum38">
      <style:paragraph-properties fo:line-height="15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39" style:family="paragraph" style:parent-style-name="Default" style:list-style-name="WWNum43">
      <style:paragraph-properties fo:line-height="15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font-name-complex="Times New Roman1" style:font-size-complex="12pt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font-size="12pt" style:font-size-asian="12pt" text:display="none"/>
    </style:style>
    <style:style style:name="T8" style:family="text">
      <style:text-properties style:font-name="Times New Roman" fo:font-size="12pt" fo:font-weight="bold" style:font-size-asian="12pt" style:font-weight-asian="bold"/>
    </style:style>
    <style:style style:name="T9" style:family="text">
      <style:text-properties style:font-name="Times New Roman" fo:font-size="12pt" fo:language="en" fo:country="US" style:font-size-asian="12pt"/>
    </style:style>
    <style:style style:name="T10" style:family="text">
      <style:text-properties fo:color="#000000" style:font-name="Times New Roman" fo:font-size="12pt" style:font-size-asian="12pt"/>
    </style:style>
    <style:style style:name="T11" style:family="text">
      <style:text-properties fo:color="#000000" style:font-name="Times New Roman" fo:font-size="12pt" fo:font-weight="bold" style:font-size-asian="12pt" style:font-weight-asian="bold"/>
    </style:style>
    <style:style style:name="T12" style:family="text">
      <style:text-properties fo:color="#000000" style:font-name="Times New Roman" fo:font-size="12pt" fo:language="en" fo:country="US" style:font-size-asian="12pt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style:font-weight-complex="bold"/>
    </style:style>
    <style:style style:name="T15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top"/><text:tab/>УТВЕРЖДЕН</text:p>
      <text:p text:style-name="Standard"><text:subject>ХХХ.ХХХХХХХХ.ХХХХХ-01 90 01</text:subject>-ЛУ</text:p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Вычисление вектора, используя элементы матрицы <text:s/></text:p>
      <text:p text:style-name="P11">Техническое задание</text:p>
      <text:p text:style-name="P11"><text:subject>ХХХ.ХХХХХХХХ.ХХХХХ-01 90 01</text:subject></text:p>
      <text:p text:style-name="P11">Листов 9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Footer">2021г.</text:p>
      <text:p text:style-name="P24"><text:bookmark-start text:name="_Toc264388593"/><text:span text:style-name="T5">СОДЕРЖАНИЕ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_RefHeading__1218_934437155">Введение<text:tab/>3</text:a></text:p>
          <text:p text:style-name="P22"><text:a xlink:type="simple" xlink:href="#__RefHeading__1220_934437155">Основания для разработки<text:tab/>4</text:a></text:p>
          <text:p text:style-name="P22"><text:a xlink:type="simple" xlink:href="#__RefHeading__1222_934437155">Назначение разработки<text:tab/>5</text:a></text:p>
          <text:p text:style-name="P22"><text:a xlink:type="simple" xlink:href="#__RefHeading__1224_934437155">Требования к программе или программному изделию<text:tab/>6</text:a></text:p>
          <text:p text:style-name="P21"><text:a xlink:type="simple" xlink:href="#__RefHeading__1226_934437155">Требования к функциональным характеристикам<text:tab/>6</text:a></text:p>
          <text:p text:style-name="P21"><text:a xlink:type="simple" xlink:href="#__RefHeading__1228_934437155">Требования к надежности<text:tab/>6</text:a></text:p>
          <text:p text:style-name="P21"><text:a xlink:type="simple" xlink:href="#__RefHeading__1230_934437155">Условия эксплуатации<text:tab/>7</text:a></text:p>
          <text:p text:style-name="P21"><text:a xlink:type="simple" xlink:href="#__RefHeading__1232_934437155">Требования к составу и параметрам технических средств<text:tab/>7</text:a></text:p>
          <text:p text:style-name="P21"><text:a xlink:type="simple" xlink:href="#__RefHeading__1234_934437155">Требования к информационной и программной совместимости<text:tab/>7</text:a></text:p>
          <text:p text:style-name="P21"><text:a xlink:type="simple" xlink:href="#__RefHeading__1236_934437155">Требования к маркировке и упаковке<text:tab/>8</text:a></text:p>
          <text:p text:style-name="P21"><text:a xlink:type="simple" xlink:href="#__RefHeading__1238_934437155">Требования к транспортированию и хранению<text:tab/>8</text:a></text:p>
          <text:p text:style-name="P21"><text:a xlink:type="simple" xlink:href="#__RefHeading__1240_934437155">Специальные требования<text:tab/>8</text:a></text:p>
          <text:p text:style-name="P22"><text:a xlink:type="simple" xlink:href="#__RefHeading__1242_934437155">Требования к программной документации<text:tab/>9</text:a></text:p>
          <text:p text:style-name="P21"><text:a xlink:type="simple" xlink:href="#__RefHeading__1244_934437155">Предварительный состав программной документации<text:tab/>9</text:a></text:p>
        </text:index-body>
      </text:table-of-content>
      <text:p text:style-name="P9"><text:a xlink:type="simple" xlink:href="#_Toc457301676" text:style-name="Internet_20_link" text:visited-style-name="Visited_20_Internet_20_Link"/></text:p>
      <text:h text:style-name="P36" text:outline-level="1"><text:bookmark-start text:name="__RefHeading__1218_934437155"/><text:bookmark-start text:name="_Toc457301676"/><text:span text:style-name="T5">Введение</text:span><text:bookmark-end text:name="__RefHeading__1218_934437155"/><text:bookmark-end text:name="_Toc457301676"/></text:h>
      <text:p text:style-name="P14"><text:span text:style-name="T1">1.1 Наименование программы</text:span></text:p>
      <text:p text:style-name="P17">Наименование программы – «Вычисление вектора, используя элементы матрицы».</text:p>
      <text:p text:style-name="P14"><text:span text:style-name="T1">1.2 Краткая характеристика области применения</text:span></text:p>
      <text:p text:style-name="td_5f_text"><text:span text:style-name="T6">Программа предназначена к применению в колледже на парах для решения простых задач.</text:span></text:p>
      <text:p text:style-name="P16"/>
      <text:h text:style-name="P36" text:outline-level="1"><text:bookmark-start text:name="__RefHeading__1220_934437155"/><text:bookmark-start text:name="_Toc457301677"/><text:span text:style-name="T5">Основания для разработки</text:span><text:bookmark-end text:name="__RefHeading__1220_934437155"/><text:bookmark-end text:name="_Toc457301677"/></text:h>
      <text:p text:style-name="P26"><text:span text:style-name="T8">2.1 Основание для проведения разработки</text:span></text:p>
      <text:p text:style-name="P25"><text:span text:style-name="T6">Основанием для проведения разработки является задание на практическую работу №1, вариант 8 по дисциплине МДК 02.02 Инструментальные средства разработки ПО. <text:s/></text:span></text:p>
      <text:h text:style-name="P36" text:outline-level="1"><text:bookmark-start text:name="__RefHeading__1222_934437155"/><text:bookmark-start text:name="_Toc457301678"/><text:span text:style-name="T5">Назначение разработки</text:span><text:bookmark-end text:name="__RefHeading__1222_934437155"/><text:bookmark-end text:name="_Toc457301678"/></text:h>
      <text:p text:style-name="P26"><text:span text:style-name="T8">3.1 Функциональное назначение</text:span></text:p>
      <text:p text:style-name="P27"><text:span text:style-name="T6">Функциональным назначением программы является предоставление пользователю возможности вычислять вектор, в котором элементы вычисляются как:</text:span></text:p>
      <text:list xml:id="list3666279631904297220" text:style-name="WWNum38">
        <text:list-item>
          <text:p text:style-name="P38"><text:span text:style-name="T4">произведение элементов соответствующих строк;</text:span></text:p>
        </text:list-item>
        <text:list-item>
          <text:p text:style-name="P38"><text:span text:style-name="T4"><text:s/>среднее арифметическое соответствующих столбцов;</text:span></text:p>
        </text:list-item>
        <text:list-item>
          <text:p text:style-name="P38"><text:span text:style-name="T4">разность наибольших и наименьших элементов соответствующих строк;</text:span></text:p>
        </text:list-item>
        <text:list-item>
          <text:p text:style-name="P38"><text:span text:style-name="T4">значения первых отрицательных элементов в столбце.</text:span></text:p>
        </text:list-item>
      </text:list>
      <text:p text:style-name="P30"><text:span text:style-name="T11">3.2 Эксплуатационное назначение</text:span></text:p>
      <text:p text:style-name="P31"><text:span text:style-name="T10">Программа предназначена к применению в колледже для вычисления простых задач.</text:span></text:p>
      <text:h text:style-name="P36" text:outline-level="1"><text:bookmark-start text:name="__RefHeading__1224_934437155"/><text:bookmark-start text:name="_Toc457301679"/><text:span text:style-name="T5">Требования к программе или программному изделию</text:span><text:bookmark-end text:name="__RefHeading__1224_934437155"/><text:bookmark-end text:name="_Toc457301679"/></text:h>
      <text:h text:style-name="P37" text:outline-level="2"><text:bookmark-start text:name="__RefHeading__1226_934437155"/><text:bookmark-start text:name="_Toc457301680"/><text:span text:style-name="T5">Требования к функциональным характеристикам</text:span><text:bookmark-end text:name="__RefHeading__1226_934437155"/><text:bookmark-end text:name="_Toc457301680"/></text:h>
      <text:p text:style-name="P10"><text:span text:style-name="T2">4.1.1 </text:span><text:span text:style-name="T13">Состав выполняемых функций</text:span></text:p>
      <text:p text:style-name="P15">Программа должна обеспечивать возможность выполнения перечисленных ниже функций:</text:p>
      <text:list xml:id="list8775609080929172184" text:style-name="WWNum43">
        <text:list-item>
          <text:p text:style-name="P3">функция ввода размера матрицы;</text:p>
        </text:list-item>
        <text:list-item>
          <text:p text:style-name="P1">функция ввода матрицы вручную;</text:p>
        </text:list-item>
        <text:list-item>
          <text:p text:style-name="P39"><text:span text:style-name="T4">функция формирования вектора, где элементы вычисляются как произведение элементов соответствующих строк;</text:span></text:p>
        </text:list-item>
        <text:list-item>
          <text:p text:style-name="P39"><text:span text:style-name="T4">функция формирования вектора, где элементы вычисляются как среднее арифметическое соответствующих столбцов;</text:span></text:p>
        </text:list-item>
        <text:list-item>
          <text:p text:style-name="P39"><text:span text:style-name="T4">функция формирования вектора, где элементы вычисляются как разность наибольших и наименьших элементов соответствующих строк;</text:span></text:p>
        </text:list-item>
        <text:list-item>
          <text:p text:style-name="P39"><text:span text:style-name="T4">функция формирования вектора, где элементы вычисляются как значения первых отрицательных элементов в столбце.</text:span></text:p>
        </text:list-item>
      </text:list>
      <text:p text:style-name="P10"><text:span text:style-name="T2">4.1.2 Организация входных и выходных данных</text:span></text:p>
      <text:p text:style-name="P18">Входными и выходными данными являются целые (размер матрицы) <text:span text:style-name="T15">и</text:span> вещественные числа (элементы матрицы). <text:s/></text:p>
      <text:h text:style-name="P37" text:outline-level="2"><text:bookmark-start text:name="__RefHeading__1228_934437155"/><text:bookmark-start text:name="_Ref54915786"/><text:bookmark-start text:name="_Ref54915785"/><text:bookmark-start text:name="_Ref54915784"/><text:bookmark-start text:name="_Ref54915783"/><text:bookmark-start text:name="_Ref54915782"/><text:bookmark-start text:name="_Ref54915779"/><text:bookmark-start text:name="_Toc457301681"/><text:span text:style-name="T5">Требования к надежности</text:span><text:bookmark-end text:name="__RefHeading__1228_934437155"/><text:bookmark-end text:name="_Ref54915786"/><text:bookmark-end text:name="_Ref54915785"/><text:bookmark-end text:name="_Ref54915784"/><text:bookmark-end text:name="_Ref54915783"/><text:bookmark-end text:name="_Ref54915782"/><text:bookmark-end text:name="_Ref54915779"/><text:bookmark-end text:name="_Toc457301681"/></text:h>
      <text:p text:style-name="P26"><text:span text:style-name="T8">4.2.1 Требования к обеспечению надежного (устойчивого) функционирования программы</text:span></text:p>
      <text:p text:style-name="P15">Надежное (устойчивое) функционирование программы должно быть обеспечено выполнением заказчиком совокупности организационно-технических мероприятий, перечень которых приведен ниже:</text:p>
      <text:list xml:id="list350389438449097707" text:style-name="WWNum34">
        <text:list-item>
          <text:p text:style-name="P4">организацией бесперебойного питания технических средств;</text:p>
        </text:list-item>
        <text:list-item>
          <text:p text:style-name="P4">использованием лицензионного ПО;</text:p>
        </text:list-item>
        <text:list-item>
          <text:p text:style-name="P4">регулярным выполнением ГОСТ 51188-98. Защита информации. Испытания программных средств на наличие компьютерных вирусов;</text:p>
        </text:list-item>
        <text:list-item>
          <text:p text:style-name="P4">установка защиты от изменения данных в базе и ее технических элементов;</text:p>
        </text:list-item>
        <text:list-item>
          <text:p text:style-name="P5">проверка корректности вводимых данных.</text:p>
        </text:list-item>
      </text:list>
      <text:p text:style-name="P10"><text:span text:style-name="T1">4.2.2 Время восстановления после отказа</text:span></text:p>
      <text:p text:style-name="P18"><text:soft-page-break/>Время восстановления после не фатального сбоя ОС не должно превышать 10-ти минут при условии соблюдения условий эксплуатации технических и программных средств. Время восстановления после <text:span text:style-name="T15">полного</text:span> сбоя не должно превышать времени, требуемого для устранения неисправностей технических средств и переустановки ПО.</text:p>
      <text:p text:style-name="P14"><text:span text:style-name="T1">4.2.3 Отказы из-за некорректных действий оператора</text:span></text:p>
      <text:p text:style-name="P17">Отказы программы возможны вследствие некорректных действий оператора (пользователя) <text:s/>при взаимодействии с операционной системой. Во избежание возникновения отказов программы по указанной выше причине следует обеспечить работу пользователя без предоставления ему административных привилегий.</text:p>
      <text:h text:style-name="P37" text:outline-level="2"><text:bookmark-start text:name="__RefHeading__1230_934437155"/><text:bookmark-start text:name="_Toc457301682"/><text:span text:style-name="T5">Условия эксплуатации</text:span><text:bookmark-end text:name="__RefHeading__1230_934437155"/><text:bookmark-end text:name="_Toc457301682"/></text:h>
      <text:p text:style-name="P10"><text:span text:style-name="T2">4.3.1 Климатические условия эксплуатации</text:span></text:p>
      <text:p text:style-name="P17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</text:p>
      <text:p text:style-name="P10"><text:span text:style-name="T2">4.3.2 Требование к видам обслуживания</text:span></text:p>
      <text:p text:style-name="P17">Программа не требует проведения каких-либо видов обслуживания.</text:p>
      <text:p text:style-name="P10"><text:span text:style-name="T2">4.3.3 Требование к численности и квалификации персонала</text:span></text:p>
      <text:p text:style-name="P13">Особые требования к численности и квалификации персонала не предъявляются.</text:p>
      <text:p text:style-name="P17"><text:span text:style-name="T14">Пользователь программы (оператор) должен обладать практическими навыками работы с графическим пользовательским интерфейсом операционной системы.</text:span></text:p>
      <text:h text:style-name="P37" text:outline-level="2"><text:bookmark-start text:name="__RefHeading__1232_934437155"/><text:bookmark-start text:name="_Toc457301683"/><text:span text:style-name="T5">Требования к составу и параметрам технических средств</text:span><text:bookmark-end text:name="__RefHeading__1232_934437155"/><text:bookmark-end text:name="_Toc457301683"/></text:h>
      <text:p text:style-name="P29"><text:span text:style-name="T6">В состав технических средств должен входить </text:span><text:span text:style-name="T9">IBM</text:span><text:span text:style-name="T6">-совместимый персональный компьютер (ПЭВМ), включающий в себя:</text:span></text:p>
      <text:list xml:id="list2361187844339723794" text:style-name="WWNum27">
        <text:list-item>
          <text:p text:style-name="P33"><text:span text:style-name="T6">тип процессора(</text:span><text:span text:style-name="T12">Intel Core i3 / AMD FX-6300 </text:span><text:span text:style-name="T10">и</text:span><text:span text:style-name="T12"> </text:span><text:span text:style-name="T10">выше);</text:span></text:p>
        </text:list-item>
        <text:list-item>
          <text:p text:style-name="P33"><text:span text:style-name="T10">объем оперативного запоминающего устройства(4096 Мб);</text:span></text:p>
        </text:list-item>
        <text:list-item>
          <text:p text:style-name="P34"><text:span text:style-name="T10">объем свободного места на жестком диске(100 Мб).</text:span></text:p>
        </text:list-item>
      </text:list>
      <text:h text:style-name="P37" text:outline-level="2"><text:bookmark-start text:name="__RefHeading__1234_934437155"/><text:bookmark-start text:name="_Toc457301684"/><text:span text:style-name="T5">Требования к информационной и программной совместимости</text:span><text:bookmark-end text:name="__RefHeading__1234_934437155"/><text:bookmark-end text:name="_Toc457301684"/></text:h>
      <text:p text:style-name="P26"><text:span text:style-name="T8">4.5.1 Требования к информационным структурам и методам решения</text:span></text:p>
      <text:p text:style-name="P32"><text:soft-page-break/><text:span text:style-name="T6">Требования к информационным структурам (файлов) на входе и выходе, а также к методам решения не предъявляются.</text:span></text:p>
      <text:p text:style-name="P26"><text:span text:style-name="T8">4.5.2 Требования к исходным кодам и языкам программирования</text:span></text:p>
      <text:p text:style-name="P32"><text:span text:style-name="T6">Исходные коды программы должны быть реализованы на языке С#. В качестве интегрированной среды разработки программы должна быть использована среда </text:span><text:span text:style-name="T9">Microsoft</text:span><text:span text:style-name="T6"> </text:span><text:span text:style-name="T9">Visual</text:span><text:span text:style-name="T6"> </text:span><text:span text:style-name="T9">Studio</text:span><text:span text:style-name="T6">.</text:span></text:p>
      <text:p text:style-name="P26"><text:span text:style-name="T8">4.5.3 Требования к программным средствам, используемым программой</text:span></text:p>
      <text:p text:style-name="P32"><text:span text:style-name="T6">Системные программные средства, используемые программой, должны быть представлены лицензионной локализованной версией операционной системы </text:span><text:span text:style-name="T9">Windows</text:span><text:span text:style-name="T6"> (</text:span><text:span text:style-name="T9">Windows</text:span><text:span text:style-name="T6"> 7/8/10).</text:span></text:p>
      <text:p text:style-name="P26"><text:span text:style-name="T8">4.5.4 Требования к защите информации и программ</text:span></text:p>
      <text:p text:style-name="P31"><text:span text:style-name="T6">Требования к защите информации и программ не предъявляются.</text:span></text:p>
      <text:h text:style-name="P37" text:outline-level="2"><text:bookmark-start text:name="__RefHeading__1236_934437155"/><text:bookmark-start text:name="_Toc457301685"/><text:span text:style-name="T5">Требования к маркировке и упаковке</text:span><text:bookmark-end text:name="__RefHeading__1236_934437155"/><text:bookmark-end text:name="_Toc457301685"/></text:h>
      <text:p text:style-name="P29"><text:span text:style-name="T6">Требования к маркировке и упаковке не предъявляются.</text:span></text:p>
      <text:h text:style-name="P37" text:outline-level="2"><text:bookmark-start text:name="__RefHeading__1238_934437155"/><text:bookmark-start text:name="_Toc457301686"/><text:span text:style-name="T5">Требования к транспортированию и хранению</text:span><text:bookmark-end text:name="__RefHeading__1238_934437155"/><text:bookmark-end text:name="_Toc457301686"/></text:h>
      <text:p text:style-name="P29"><text:span text:style-name="T6">Требования к транспортировке и хранению не предъявляются.</text:span></text:p>
      <text:h text:style-name="P37" text:outline-level="2"><text:bookmark-start text:name="__RefHeading__1240_934437155"/><text:bookmark-start text:name="_Toc457301687"/><text:span text:style-name="T5">Специальные требования</text:span><text:bookmark-end text:name="__RefHeading__1240_934437155"/><text:bookmark-end text:name="_Toc457301687"/></text:h>
      <text:p text:style-name="P32"><text:span text:style-name="T6">Программа должна обеспечивать взаимодействие с пользователем (оператором) посредством графического пользовательского интерфейса.</text:span></text:p>
      <text:h text:style-name="P36" text:outline-level="1"><text:bookmark-start text:name="__RefHeading__1242_934437155"/><text:bookmark-start text:name="_Toc457301688"/><text:span text:style-name="T5">Требования к программной документации</text:span><text:bookmark-end text:name="__RefHeading__1242_934437155"/><text:bookmark-end text:name="_Toc457301688"/></text:h>
      <text:h text:style-name="P37" text:outline-level="2"><text:bookmark-start text:name="__RefHeading__1244_934437155"/><text:span text:style-name="T5">Предварительный состав программной документации</text:span><text:bookmark-end text:name="__RefHeading__1244_934437155"/></text:h>
      <text:p text:style-name="P19">Разрабатываемый программный продукт должен содержать все необходимые комментарии<text:span text:style-name="T15">, </text:span>необходим<text:span text:style-name="T15">ые</text:span> для облегчения работы пользователя и системного администратора при устранении неполадок. </text:p>
      <text:p text:style-name="P20">В состав программной документации должны входить:</text:p>
      <text:list xml:id="list7891653637949579764" text:style-name="WWNum39">
        <text:list-item>
          <text:p text:style-name="P2">Техническое задание на разработку ГОСТ 19.201-78</text:p>
        </text:list-item>
        <text:list-item>
          <text:p text:style-name="P28"><text:span text:style-name="T3">ГОСТ 19.101-77 Виды программ и программных документов;</text:span></text:p>
        </text:list-item>
        <text:list-item>
          <text:p text:style-name="P28"><text:span text:style-name="T3">ГОСТ 19.106-78 Требования к программным документам;</text:span></text:p>
        </text:list-item>
        <text:list-item>
          <text:p text:style-name="P28"><text:span text:style-name="T3">ГОСТ 19.404-79 Пояснительная записка.</text:span></text:p>
        </text:list-item>
      </text:list>
      <text:p text:style-name="P35"/>
      <text:p text:style-name="P32"><text:bookmark-end text:name="_Toc2643885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style:use-window-font-color="true" fo:font-size="12pt" style:letter-kerning="true" style:font-name-asian="Andale Sans UI" style:font-size-asian="12pt" style:language-asian="en" style:country-asian="US" style:font-name-complex="Tahoma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499cm" fo:margin-right="0cm" fo:text-indent="-0.499cm" style:auto-text-indent="false"/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997cm" fo:margin-right="0cm" fo:text-indent="2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Normal_20_Indent" style:display-name="Normal Indent" style:family="paragraph" style:parent-style-name="Standard" style:default-outline-level="" style:list-style-name="">
      <style:paragraph-properties fo:margin-left="1.249cm" fo:margin-right="0cm" fo:text-indent="0cm" style:auto-text-indent="false"/>
    </style:style>
    <style:style style:name="List_20_Bullet" style:display-name="List Bullet" style:family="paragraph" style:parent-style-name="Standard" style:default-outline-level="" style:list-style-name="">
      <style:paragraph-properties>
        <style:tab-stops>
          <style:tab-stop style:position="-0.635cm"/>
        </style:tab-stops>
      </style:paragraph-properties>
    </style:style>
    <style:style style:name="Date" style:family="paragraph" style:parent-style-name="Standard" style:default-outline-level="" style:list-style-name=""/>
    <style:style style:name="Note_20_Heading" style:display-name="Note Heading" style:family="paragraph" style:parent-style-name="Standard" style:default-outline-level="" style:list-style-name=""/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Bullet_20_4" style:display-name="List Bullet 4" style:family="paragraph" style:parent-style-name="Standard" style:default-outline-level="" style:list-style-name=""/>
    <style:style style:name="List_20_Bullet_20_5" style:display-name="List Bullet 5" style:family="paragraph" style:parent-style-name="Standard" style:default-outline-level="" style:list-style-name=""/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list-style-name="Outline"/>
    <style:style style:name="List_20_Number_20_4" style:display-name="List Number 4" style:family="paragraph" style:parent-style-name="Standard" style:list-style-name="Outline"/>
    <style:style style:name="List_20_Number_20_5" style:display-name="List Number 5" style:family="paragraph" style:parent-style-name="Standard" style:default-outline-level="1" style:list-style-name="Outline"/>
    <style:style style:name="envelope_20_return" style:display-name="envelope return" style:family="paragraph" style:parent-style-name="Standard" style:default-outline-level="" style:list-style-name="">
      <style:text-properties style:font-name="Arial1" fo:font-size="10pt" style:font-size-asian="10pt" style:language-asian="ru" style:country-asian="RU" style:font-name-complex="Arial2" style:font-size-complex="10pt"/>
    </style:style>
    <style:style style:name="Normal_20__28_Web_29_" style:display-name="Normal (Web)" style:family="paragraph" style:parent-style-name="Standard" style:default-outline-level="" style:list-style-name=""/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499cm" fo:margin-right="0cm" fo:margin-top="0cm" fo:margin-bottom="0.212cm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Signature" style:family="paragraph" style:parent-style-name="Standard" style:default-outline-level="" style:list-style-name="" style:class="text">
      <style:paragraph-properties fo:margin-left="7.5cm" fo:margin-right="0cm" fo:text-indent="0cm" style:auto-text-indent="false" text:number-lines="false" text:line-number="0"/>
    </style:style>
    <style:style style:name="List_20_Continue" style:display-name="List Continue" style:family="paragraph" style:parent-style-name="Standard" style:default-outline-level="" style:list-style-name="">
      <style:paragraph-properties fo:margin-left="0.499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0.998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498cm" fo:margin-right="0cm" fo:margin-top="0cm" fo:margin-bottom="0.212cm" fo:text-indent="0cm" style:auto-text-indent="false"/>
    </style:style>
    <style:style style:name="List_20_Continue_20_4" style:display-name="List Continue 4" style:family="paragraph" style:parent-style-name="Standard" style:default-outline-level="" style:list-style-name="">
      <style:paragraph-properties fo:margin-left="1.997cm" fo:margin-right="0cm" fo:margin-top="0cm" fo:margin-bottom="0.212cm" fo:text-indent="0cm" style:auto-text-indent="false"/>
    </style:style>
    <style:style style:name="List_20_Continue_20_5" style:display-name="List Continue 5" style:family="paragraph" style:parent-style-name="Standard" style:default-outline-level="" style:list-style-name="">
      <style:paragraph-properties fo:margin-left="2.496cm" fo:margin-right="0cm" fo:margin-top="0cm" fo:margin-bottom="0.212cm" fo:text-indent="0cm" style:auto-text-indent="false"/>
    </style:style>
    <style:style style:name="Closing" style:family="paragraph" style:parent-style-name="Standard" style:default-outline-level="" style:list-style-name="">
      <style:paragraph-properties fo:margin-left="7.5cm" fo:margin-right="0cm" fo:text-indent="0cm" style:auto-text-indent="false"/>
    </style:style>
    <style:style style:name="List_20_2" style:display-name="List 2" style:family="paragraph" style:parent-style-name="Standard" style:default-outline-level="" style:list-style-name="" style:class="list">
      <style:paragraph-properties fo:margin-left="0.998cm" fo:margin-right="0cm" fo:margin-top="0cm" fo:margin-bottom="0.212cm" fo:text-indent="-0.499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498cm" fo:margin-right="0cm" fo:margin-top="0cm" fo:margin-bottom="0.212cm" fo:text-indent="-0.499cm" style:auto-text-indent="false"/>
    </style:style>
    <style:style style:name="List_20_4" style:display-name="List 4" style:family="paragraph" style:parent-style-name="Standard" style:default-outline-level="" style:list-style-name="" style:class="list">
      <style:paragraph-properties fo:margin-left="1.997cm" fo:margin-right="0cm" fo:margin-top="0cm" fo:margin-bottom="0.212cm" fo:text-indent="-0.499cm" style:auto-text-indent="false"/>
    </style:style>
    <style:style style:name="List_20_5" style:display-name="List 5" style:family="paragraph" style:parent-style-name="Standard" style:default-outline-level="" style:list-style-name="" style:class="list">
      <style:paragraph-properties fo:margin-left="2.496cm" fo:margin-right="0cm" fo:margin-top="0cm" fo:margin-bottom="0.212cm" fo:text-indent="-0.499cm" style:auto-text-indent="false"/>
    </style:style>
    <style:style style:name="HTML_20_Preformatted" style:display-name="HTML Preformatted" style:family="paragraph" style:parent-style-name="Standard" style:default-outline-level="" style:list-style-name="">
      <style:text-properties style:font-name="Courier New" fo:font-size="10pt" style:font-size-asian="10pt" style:font-name-complex="Courier New2" style:font-size-complex="10pt"/>
    </style:style>
    <style:style style:name="Plain_20_Text" style:display-name="Plain Text" style:family="paragraph" style:parent-style-name="Standard" style:default-outline-level="" style:list-style-name="">
      <style:text-properties style:font-name="Courier New" fo:font-size="10pt" style:font-size-asian="10pt" style:font-name-complex="Courier New2" style:font-size-complex="10pt"/>
    </style:style>
    <style:style style:name="Block_20_Text" style:display-name="Block Text" style:family="paragraph" style:parent-style-name="Standard" style:default-outline-level="" style:list-style-name="">
      <style:paragraph-properties fo:margin-left="2.54cm" fo:margin-right="2.54cm" fo:margin-top="0cm" fo:margin-bottom="0.212cm" fo:text-indent="0cm" style:auto-text-indent="false"/>
    </style:style>
    <style:style style:name="Message_20_Header" style:display-name="Message Header" style:family="paragraph" style:parent-style-name="Standard" style:default-outline-level="" style:list-style-name="">
      <style:paragraph-properties fo:margin-left="2cm" fo:margin-right="0cm" fo:text-indent="-2cm" style:auto-text-indent="false" fo:background-color="#cccccc" fo:padding="0.035cm" fo:border="0.026cm solid #00000a">
        <style:background-image/>
      </style:paragraph-properties>
      <style:text-properties style:font-name="Arial1" style:font-name-complex="Arial2"/>
    </style:style>
    <style:style style:name="E-mail_20_Signature" style:display-name="E-mail Signature" style:family="paragraph" style:parent-style-name="Standard" style:default-outline-level="" style:list-style-name=""/>
    <style:style style:name="annotation_20_subject" style:display-name="annotation subject" style:family="paragraph" style:parent-style-name="Standard" style:default-outline-level="" style:list-style-name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496cm" fo:margin-right="0cm" fo:text-indent="2.501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995cm" fo:margin-right="0cm" fo:text-indent="3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212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Arial1" fo:font-size="11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cm" fo:margin-right="0cm" fo:margin-top="0cm" fo:margin-bottom="0.212cm" fo:line-height="150%" fo:text-indent="0cm" style:auto-text-indent="false">
        <style:tab-stops>
          <style:tab-stop style:position="0.25cm"/>
          <style:tab-stop style:position="18.00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998cm" fo:margin-right="0cm" fo:margin-top="0cm" fo:margin-bottom="0.212cm" fo:text-align="justify" style:justify-single-word="false" fo:text-indent="1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тандарт" style:family="paragraph" style:parent-style-name="Standard" style:default-outline-level="" style:list-style-name="">
      <style:paragraph-properties fo:margin-left="0cm" fo:margin-right="0cm" fo:line-height="150%" fo:text-align="justify" style:justify-single-word="false" fo:text-indent="1.27cm" style:auto-text-indent="false"/>
      <style:text-properties fo:font-size="14pt" style:font-size-asian="14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3.494cm" fo:margin-right="0cm" fo:text-indent="3.501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aption" style:family="paragraph" style:parent-style-name="Standard" style:default-outline-level="" style:list-style-name="">
      <style:text-properties fo:font-size="9pt" fo:font-weight="bold" style:font-size-asian="9pt" style:font-weight-asian="bold" style:font-size-complex="9pt" style:font-weight-complex="bold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993cm" fo:margin-right="0cm" fo:text-indent="4.001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Standard" style:default-outline-level="" style:list-style-name="">
      <style:text-properties style:font-size-complex="16pt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Quote" style:family="paragraph" style:parent-style-name="Standard" style:default-outline-level="" style:list-style-name="">
      <style:text-properties fo:font-style="italic" style:font-style-asian="italic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language-asian="ru" style:country-asian="RU" style:font-size-complex="10pt"/>
    </style:style>
    <style:style style:name="td_5f_illustration" style:display-name="td_illustration" style:family="paragraph" style:default-outline-level="" style:list-style-name="">
      <style:paragraph-properties fo:margin-top="0cm" fo:margin-bottom="0.212cm" fo:text-align="center" style:justify-single-word="false" fo:orphans="2" fo:widows="2" fo:keep-with-next="always" style:writing-mode="lr-tb"/>
      <style:text-properties style:use-window-font-color="true" style:font-name="Arial1" fo:font-size="11pt" style:font-size-asian="11pt"/>
    </style:style>
    <style:style style:name="td_5f_illustration_5f_name" style:display-name="td_illustration_name" style:family="paragraph" style:default-outline-level="" style:list-style-name="">
      <style:paragraph-properties fo:margin-top="0cm" fo:margin-bottom="0.212cm" fo:text-align="center" style:justify-single-word="false" fo:orphans="2" fo:widows="2" style:writing-mode="lr-tb"/>
      <style:text-properties style:use-window-font-color="true" style:font-name="Arial1" fo:font-size="11pt" style:font-size-asian="11pt" style:font-size-complex="12pt"/>
    </style:style>
    <style:style style:name="td_5f_nontoc_5f_unordered_5f_caption" style:display-name="td_nontoc_unordered_caption" style:family="paragraph" style:default-outline-level="" style:list-style-name="">
      <style:paragraph-properties fo:margin-top="0.212cm" fo:margin-bottom="0.212cm" fo:text-align="center" style:justify-single-word="false" fo:orphans="2" fo:widows="2" fo:keep-with-next="always" style:writing-mode="lr-tb"/>
      <style:text-properties fo:text-transform="uppercase" style:use-window-font-color="true" style:font-name="Arial1" fo:font-size="12pt" fo:font-weight="bold" style:letter-kerning="true" style:font-size-asian="12pt" style:font-weight-asian="bold" style:font-name-complex="Arial2" style:font-size-complex="16pt" style:font-weight-complex="bold"/>
    </style:style>
    <style:style style:name="td_5f_ordered_5f_list_5f_level_5f_1" style:display-name="td_ordered_list_level_1" style:family="paragraph" style:default-outline-level="" style:list-style-name="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Arial1" fo:font-size="11pt" style:font-size-asian="11pt"/>
    </style:style>
    <style:style style:name="td_5f_ordered_5f_list_5f_level_5f_2" style:display-name="td_ordered_list_level_2" style:family="paragraph" style:default-outline-level="" style:list-style-name="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Arial1" fo:font-size="11pt" style:font-size-asian="11pt"/>
    </style:style>
    <style:style style:name="td_5f_ordered_5f_list_5f_level_5f_3" style:display-name="td_ordered_list_level_3" style:family="paragraph" style:default-outline-level="" style:list-style-name="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Arial1" fo:font-size="11pt" style:font-size-asian="11pt" style:font-size-complex="12pt"/>
    </style:style>
    <style:style style:name="td_5f_table_5f_caption" style:display-name="td_table_caption" style:family="paragraph" style:default-outline-level="" style:list-style-name="">
      <style:paragraph-properties fo:margin-top="0.212cm" fo:margin-bottom="0.212cm" fo:text-align="center" style:justify-single-word="false" fo:orphans="2" fo:widows="2" fo:keep-with-next="always" style:writing-mode="lr-tb"/>
      <style:text-properties style:use-window-font-color="true" style:font-name="Arial1" fo:font-size="11pt" fo:font-weight="bold" style:font-size-asian="11pt" style:font-weight-asian="bold" style:font-size-complex="12pt"/>
    </style:style>
    <style:style style:name="td_5f_table_5f_name" style:display-name="td_table_name" style:family="paragraph" style:default-outline-level="" style:list-style-name="">
      <style:paragraph-properties fo:margin-top="0cm" fo:margin-bottom="0.212cm" fo:orphans="2" fo:widows="2" fo:keep-with-next="always" style:writing-mode="lr-tb"/>
      <style:text-properties style:use-window-font-color="true" style:font-name="Arial1" fo:font-size="11pt" style:font-size-asian="11pt"/>
    </style:style>
    <style:style style:name="td_5f_table_5f_ordered_5f_list_5f_level_5f_1" style:display-name="td_table_ordered_list_level_1" style:family="paragraph" style:default-outline-level="" style:list-style-name="">
      <style:paragraph-properties fo:margin-top="0cm" fo:margin-bottom="0.212cm" fo:orphans="2" fo:widows="2" style:writing-mode="lr-tb"/>
      <style:text-properties style:use-window-font-color="true" style:font-name="Arial1" fo:font-size="11pt" style:font-size-asian="11pt"/>
    </style:style>
    <style:style style:name="td_5f_table_5f_ordered_5f_list_5f_level_5f_2" style:display-name="td_table_ordered_list_level_2" style:family="paragraph" style:default-outline-level="" style:list-style-name="">
      <style:paragraph-properties fo:margin-top="0cm" fo:margin-bottom="0.212cm" fo:orphans="2" fo:widows="2" style:writing-mode="lr-tb"/>
      <style:text-properties style:use-window-font-color="true" style:font-name="Arial1" fo:font-size="11pt" style:font-size-asian="11pt" style:font-size-complex="12pt"/>
    </style:style>
    <style:style style:name="td_5f_table_5f_ordered_5f_list_5f_level_5f_3" style:display-name="td_table_ordered_list_level_3" style:family="paragraph" style:default-outline-level="" style:list-style-name="">
      <style:paragraph-properties fo:margin-top="0cm" fo:margin-bottom="0.212cm" fo:orphans="2" fo:widows="2" style:writing-mode="lr-tb"/>
      <style:text-properties style:use-window-font-color="true" style:font-name="Arial1" fo:font-size="11pt" style:font-size-asian="11pt" style:font-size-complex="12pt"/>
    </style:style>
    <style:style style:name="td_5f_table_5f_text" style:display-name="td_table_text" style:family="paragraph" style:default-outline-level="" style:list-style-name="">
      <style:paragraph-properties fo:margin-top="0cm" fo:margin-bottom="0.212cm" fo:orphans="2" fo:widows="2" style:writing-mode="lr-tb">
        <style:tab-stops>
          <style:tab-stop style:position="0cm"/>
        </style:tab-stops>
      </style:paragraph-properties>
      <style:text-properties style:use-window-font-color="true" style:font-name="Arial1" fo:font-size="11pt" style:font-size-asian="11pt" style:font-size-complex="12pt"/>
    </style:style>
    <style:style style:name="td_5f_table_5f_unordered_5f_list_5f_level_5f_1" style:display-name="td_table_unordered_list_level_1" style:family="paragraph" style:default-outline-level="" style:list-style-name="">
      <style:paragraph-properties fo:margin-top="0cm" fo:margin-bottom="0.212cm" fo:orphans="2" fo:widows="2" style:writing-mode="lr-tb"/>
      <style:text-properties style:use-window-font-color="true" style:font-name="Arial1" fo:font-size="11pt" style:font-size-asian="11pt"/>
    </style:style>
    <style:style style:name="td_5f_table_5f_unordered_5f_list_5f_level_5f_2" style:display-name="td_table_unordered_list_level_2" style:family="paragraph" style:default-outline-level="" style:list-style-name="">
      <style:paragraph-properties fo:margin-top="0cm" fo:margin-bottom="0.212cm" fo:orphans="2" fo:widows="2" style:writing-mode="lr-tb"/>
      <style:text-properties style:use-window-font-color="true" style:font-name="Arial1" fo:font-size="11pt" style:font-size-asian="11pt" style:font-size-complex="12pt"/>
    </style:style>
    <style:style style:name="td_5f_table_5f_unordered_5f_list_5f_level_5f_3" style:display-name="td_table_unordered_list_level_3" style:family="paragraph" style:default-outline-level="" style:list-style-name="">
      <style:paragraph-properties fo:margin-top="0cm" fo:margin-bottom="0.212cm" fo:orphans="2" fo:widows="2" style:writing-mode="lr-tb"/>
      <style:text-properties style:use-window-font-color="true" style:font-name="Arial1" fo:font-size="11pt" style:font-size-asian="11pt" style:font-size-complex="12pt"/>
    </style:style>
    <style:style style:name="td_5f_text" style:display-name="td_text" style:family="paragraph" style:default-outline-level="" style:list-style-name="">
      <style:paragraph-properties fo:margin-left="0cm" fo:margin-right="0cm" fo:margin-top="0cm" fo:margin-bottom="0.212cm" fo:text-align="justify" style:justify-single-word="false" fo:orphans="2" fo:widows="2" fo:text-indent="1cm" style:auto-text-indent="false" style:writing-mode="lr-tb"/>
      <style:text-properties style:use-window-font-color="true" style:font-name="Arial1" fo:font-size="11pt" style:font-size-asian="11pt" style:font-size-complex="12pt"/>
    </style:style>
    <style:style style:name="td_5f_toc_5f_caption_5f_level_5f_1" style:display-name="td_toc_caption_level_1" style:family="paragraph" style:default-outline-level="1" style:list-style-name="">
      <style:paragraph-properties fo:margin-top="0.212cm" fo:margin-bottom="0.212cm" fo:text-align="center" style:justify-single-word="false" fo:orphans="2" fo:widows="2" fo:break-before="page" fo:keep-with-next="always" style:writing-mode="lr-tb"/>
      <style:text-properties fo:text-transform="uppercase" style:use-window-font-color="true" style:font-name="Arial1" fo:font-size="12pt" fo:font-weight="bold" style:letter-kerning="true" style:font-size-asian="12pt" style:font-weight-asian="bold" style:font-name-complex="Arial2" style:font-size-complex="16pt" style:font-weight-complex="bold"/>
    </style:style>
    <style:style style:name="td_5f_toc_5f_caption_5f_level_5f_2" style:display-name="td_toc_caption_level_2" style:family="paragraph" style:default-outline-level="2" style:list-style-name="">
      <style:paragraph-properties fo:margin-top="0.212cm" fo:margin-bottom="0.212cm" fo:text-align="justify" style:justify-single-word="false" fo:orphans="2" fo:widows="2" fo:keep-with-next="always" style:writing-mode="lr-tb"/>
      <style:text-properties style:use-window-font-color="true" style:font-name="Arial1" fo:font-size="12pt" fo:font-weight="bold" style:letter-kerning="true" style:font-size-asian="12pt" style:font-weight-asian="bold" style:font-name-complex="Arial2" style:font-size-complex="16pt" style:font-weight-complex="bold"/>
    </style:style>
    <style:style style:name="td_5f_toc_5f_caption_5f_level_5f_3" style:display-name="td_toc_caption_level_3" style:family="paragraph" style:default-outline-level="3" style:list-style-name="">
      <style:paragraph-properties fo:margin-top="0.212cm" fo:margin-bottom="0.212cm" fo:text-align="justify" style:justify-single-word="false" fo:orphans="2" fo:widows="2" fo:keep-with-next="always" style:writing-mode="lr-tb"/>
      <style:text-properties style:use-window-font-color="true" style:font-name="Arial1" fo:font-size="12pt" fo:font-weight="bold" style:letter-kerning="true" style:font-size-asian="12pt" style:font-weight-asian="bold" style:font-name-complex="Arial2" style:font-size-complex="13pt" style:font-weight-complex="bold"/>
    </style:style>
    <style:style style:name="td_5f_toc_5f_caption_5f_level_5f_4" style:display-name="td_toc_caption_level_4" style:family="paragraph" style:default-outline-level="4" style:list-style-name="">
      <style:paragraph-properties fo:margin-top="0.212cm" fo:margin-bottom="0.212cm" fo:text-align="justify" style:justify-single-word="false" fo:orphans="2" fo:widows="2" fo:keep-with-next="always" style:writing-mode="lr-tb"/>
      <style:text-properties style:use-window-font-color="true" style:font-name="Arial1" fo:font-size="12pt" fo:font-weight="bold" style:font-size-asian="12pt" style:font-weight-asian="bold"/>
    </style:style>
    <style:style style:name="td_5f_toc_5f_caption_5f_level_5f_5" style:display-name="td_toc_caption_level_5" style:family="paragraph" style:default-outline-level="5" style:list-style-name="">
      <style:paragraph-properties fo:margin-top="0.212cm" fo:margin-bottom="0.212cm" fo:text-align="justify" style:justify-single-word="false" fo:orphans="2" fo:widows="2" fo:keep-with-next="always" style:writing-mode="lr-tb"/>
      <style:text-properties style:use-window-font-color="true" style:font-name="Arial1" fo:font-size="12pt" fo:font-weight="bold" style:font-size-asian="12pt" style:font-weight-asian="bold"/>
    </style:style>
    <style:style style:name="td_5f_toc_5f_caption_5f_level_5f_6" style:display-name="td_toc_caption_level_6" style:family="paragraph" style:default-outline-level="6" style:list-style-name="">
      <style:paragraph-properties fo:margin-top="0.212cm" fo:margin-bottom="0.212cm" fo:text-align="justify" style:justify-single-word="false" fo:orphans="2" fo:widows="2" fo:keep-with-next="always" style:writing-mode="lr-tb"/>
      <style:text-properties style:use-window-font-color="true" style:font-name="Arial1" fo:font-size="12pt" fo:font-weight="bold" style:font-size-asian="12pt" style:font-weight-asian="bold"/>
    </style:style>
    <style:style style:name="td_5f_toc_5f_unordered_5f_caption" style:display-name="td_toc_unordered_caption" style:family="paragraph" style:default-outline-level="1" style:list-style-name="">
      <style:paragraph-properties fo:margin-top="0.212cm" fo:margin-bottom="0.212cm" fo:text-align="center" style:justify-single-word="false" fo:orphans="2" fo:widows="2" fo:break-before="page" style:writing-mode="lr-tb"/>
      <style:text-properties fo:text-transform="uppercase" style:use-window-font-color="true" style:font-name="Arial1" fo:font-size="12pt" fo:font-weight="bold" style:font-size-asian="12pt" style:font-weight-asian="bold" style:font-size-complex="14pt"/>
    </style:style>
    <style:style style:name="td_5f_unordered_5f_list_5f_level_5f_1" style:display-name="td_unordered_list_level_1" style:family="paragraph" style:default-outline-level="" style:list-style-name="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Arial1" fo:font-size="11pt" style:font-size-asian="11pt"/>
    </style:style>
    <style:style style:name="td_5f_unordered_5f_list_5f_level_5f_2" style:display-name="td_unordered_list_level_2" style:family="paragraph" style:default-outline-level="" style:list-style-name="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Arial1" fo:font-size="11pt" style:font-size-asian="11pt" style:font-size-complex="12pt"/>
    </style:style>
    <style:style style:name="td_5f_unordered_5f_list_5f_level_5f_3" style:display-name="td_unordered_list_level_3" style:family="paragraph" style:default-outline-level="" style:list-style-name="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Arial1" fo:font-size="11pt" style:font-size-asian="11pt" style:font-size-complex="12pt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Trebuchet MS" fo:font-size="12pt" style:font-size-asian="12pt" style:font-name-complex="Trebuchet MS1" style:font-size-complex="12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>
      <style:text-properties style:font-name="Cambria" fo:font-size="16pt" fo:font-weight="bold" style:letter-kerning="true" style:font-size-asian="16pt" style:language-asian="en" style:country-asian="US" style:font-weight-asian="bold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language-asian="en" style:country-asian="US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language-asian="en" style:country-asian="US" style:font-size-complex="12pt"/>
    </style:style>
    <style:style style:name="Основной_20_текст_20_Знак" style:display-name="Основной текст Знак" style:family="text">
      <style:text-properties fo:font-size="12pt" style:font-size-asian="12pt" style:language-asian="en" style:country-asian="US" style:font-size-complex="12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Keyboard" style:display-name="HTML Keyboard" style:family="text">
      <style:text-properties style:font-name="Courier New" fo:font-size="10pt" style:font-size-asian="10pt" style:font-name-complex="Courier New2" style:font-size-complex="10pt"/>
    </style:style>
    <style:style style:name="HTML_20_Code" style:display-name="HTML Code" style:family="text">
      <style:text-properties style:font-name="Courier New" fo:font-size="10pt" style:font-size-asian="10pt" style:font-name-complex="Courier New2" style:font-size-complex="10pt"/>
    </style:style>
    <style:style style:name="line_20_number" style:display-name="line number" style:family="text" style:parent-style-name="Default_20_Paragraph_20_Font"/>
    <style:style style:name="HTML_20_Sample" style:display-name="HTML Sample" style:family="text">
      <style:text-properties style:font-name="Courier New" style:font-name-complex="Courier New2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size="10pt" style:font-size-asian="10pt" style:font-name-complex="Courier New2" style:font-size-complex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footnote_20_reference" style:display-name="footnote reference" style:family="text">
      <style:text-properties style:text-position="super 58%"/>
    </style:style>
    <style:style style:name="Без_20_интервала_20_Знак" style:display-name="Без интервала Знак" style:family="text">
      <style:text-properties fo:font-size="12pt" style:font-size-asian="12pt" style:language-asian="en" style:country-asian="US" style:font-size-complex="16pt"/>
    </style:style>
    <style:style style:name="Emphasis" style:family="text">
      <style:text-properties style:font-name="Calibri" fo:font-style="italic" fo:font-weight="bold" style:font-style-asian="italic" style:font-weight-asian="bold" style:font-style-complex="italic"/>
    </style:style>
    <style:style style:name="Выделенная_20_цитата_20_Знак" style:display-name="Выделенная цитата Знак" style:family="text">
      <style:text-properties fo:font-size="12pt" fo:font-style="italic" fo:font-weight="bold" style:font-size-asian="12pt" style:language-asian="en" style:country-asian="US" style:font-style-asian="italic" style:font-weight-asian="bold" style:font-size-complex="11pt"/>
    </style:style>
    <style:style style:name="Заголовок_20_2_20_Знак" style:display-name="Заголовок 2 Знак" style:family="text">
      <style:text-properties style:font-name="Cambria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size="13pt" fo:font-weight="bold" style:font-size-asian="13pt" style:language-asian="en" style:country-asian="US" style:font-weight-asian="bold" style:font-size-complex="13pt" style:font-weight-complex="bold"/>
    </style:style>
    <style:style style:name="Заголовок_20_4_20_Знак" style:display-name="Заголовок 4 Знак" style:family="text">
      <style:text-properties fo:font-size="14pt" fo:font-weight="bold" style:font-size-asian="14pt" style:language-asian="en" style:country-asian="US" style:font-weight-asian="bold" style:font-size-complex="14pt" style:font-weight-complex="bold"/>
    </style:style>
    <style:style style:name="Заголовок_20_5_20_Знак" style:display-name="Заголовок 5 Знак" style:family="text">
      <style:text-properties fo:font-size="13pt" fo:font-style="italic" fo:font-weight="bold" style:font-size-asian="13pt" style:language-asian="en" style:country-asian="US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font-size="11pt" fo:font-weight="bold" style:font-size-asian="11pt" style:language-asian="en" style:country-asian="US" style:font-weight-asian="bold" style:font-size-complex="11pt" style:font-weight-complex="bold"/>
    </style:style>
    <style:style style:name="Заголовок_20_7_20_Знак" style:display-name="Заголовок 7 Знак" style:family="text">
      <style:text-properties fo:font-size="12pt" style:font-size-asian="12pt" style:language-asian="en" style:country-asian="US" style:font-size-complex="12pt"/>
    </style:style>
    <style:style style:name="Заголовок_20_8_20_Знак" style:display-name="Заголовок 8 Знак" style:family="text">
      <style:text-properties fo:font-size="12pt" fo:font-style="italic" style:font-size-asian="12pt" style:language-asian="en" style:country-asian="US" style:font-style-asian="italic" style:font-size-complex="12pt" style:font-style-complex="italic"/>
    </style:style>
    <style:style style:name="Заголовок_20_9_20_Знак" style:display-name="Заголовок 9 Знак" style:family="text">
      <style:text-properties style:font-name="Cambria" fo:font-size="11pt" style:font-size-asian="11pt" style:language-asian="en" style:country-asian="US" style:font-size-complex="11pt"/>
    </style:style>
    <style:style style:name="Заголовок_20_Знак" style:display-name="Заголовок Знак" style:family="text">
      <style:text-properties style:font-name="Cambria" fo:font-size="16pt" fo:font-weight="bold" style:letter-kerning="true" style:font-size-asian="16pt" style:language-asian="en" style:country-asian="US" style:font-weight-asian="bold" style:font-size-complex="16pt" style:font-weight-complex="bold"/>
    </style:style>
    <style:style style:name="Book_20_Title" style:display-name="Book Title" style:family="text">
      <style:text-properties style:font-name="Cambria" fo:font-size="12pt" fo:font-style="italic" fo:font-weight="bold" style:font-name-asian="Times New Roman1" style:font-size-asian="12pt" style:font-style-asian="italic" style:font-weight-asian="bold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language-asian="en" style:country-asian="US" style:font-size-complex="12pt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Текст_20_выноски_20_Знак" style:display-name="Текст выноски Знак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Цитата_20_2_20_Знак" style:display-name="Цитата 2 Знак" style:family="text">
      <style:text-properties fo:font-size="12pt" fo:font-style="italic" style:font-size-asian="12pt" style:language-asian="en" style:country-asian="US" style:font-style-asian="italic" style:font-size-complex="12pt"/>
    </style:style>
    <style:style style:name="Текст_20_примечания_20_Знак" style:display-name="Текст примечания Знак" style:family="text" style:parent-style-name="Default_20_Paragraph_20_Font"/>
    <style:style style:name="td_5f_table_5f_caption_20_Знак" style:display-name="td_table_caption Знак" style:family="text">
      <style:text-properties style:font-name="Arial1" fo:font-size="11pt" fo:font-weight="bold" style:font-size-asian="11pt" style:font-weight-asian="bold" style:font-size-complex="12pt"/>
    </style:style>
    <style:style style:name="td_5f_table_5f_text_20_Знак" style:display-name="td_table_text Знак" style:family="text">
      <style:text-properties style:font-name="Arial1" fo:font-size="11pt" style:font-size-asian="11pt" style:font-size-complex="12pt"/>
    </style:style>
    <style:style style:name="td_5f_text_20_Знак" style:display-name="td_text Знак" style:family="text">
      <style:text-properties style:font-name="Arial1" fo:font-size="11pt" style:font-size-asian="11pt" style:font-size-complex="12pt"/>
    </style:style>
    <style:style style:name="td_5f_toc_5f_caption_5f_level_5f_1_20_Знак" style:display-name="td_toc_caption_level_1 Знак" style:family="text">
      <style:text-properties fo:text-transform="uppercase" style:font-name="Arial1" fo:font-size="12pt" fo:font-weight="bold" style:letter-kerning="true" style:font-size-asian="12pt" style:font-weight-asian="bold" style:font-name-complex="Arial2" style:font-size-complex="16pt" style:font-weight-complex="bold"/>
    </style:style>
    <style:style style:name="td_5f_toc_5f_caption_5f_level_5f_2_20_Знак" style:display-name="td_toc_caption_level_2 Знак" style:family="text">
      <style:text-properties style:font-name="Arial1" fo:font-size="12pt" fo:font-weight="bold" style:letter-kerning="true" style:font-size-asian="12pt" style:font-weight-asian="bold" style:font-name-complex="Arial2" style:font-size-complex="16pt" style:font-weight-complex="bold"/>
    </style:style>
    <style:style style:name="td_5f_toc_5f_caption_5f_level_5f_3_20_Знак" style:display-name="td_toc_caption_level_3 Знак" style:family="text">
      <style:text-properties style:font-name="Arial1" fo:font-size="12pt" fo:font-weight="bold" style:letter-kerning="true" style:font-size-asian="12pt" style:font-weight-asian="bold" style:font-name-complex="Arial2" style:font-size-complex="13pt" style:font-weight-complex="bold"/>
    </style:style>
    <style:style style:name="td_5f_toc_5f_caption_5f_level_5f_4_20_Знак" style:display-name="td_toc_caption_level_4 Знак" style:family="text">
      <style:text-properties style:font-name="Arial1" fo:font-size="12pt" fo:font-weight="bold" style:font-size-asian="12pt" style:font-weight-asian="bold"/>
    </style:style>
    <style:style style:name="td_5f_toc_5f_caption_5f_level_5f_5_20_Знак" style:display-name="td_toc_caption_level_5 Знак" style:family="text">
      <style:text-properties style:font-name="Arial1" fo:font-size="12pt" fo:font-weight="bold" style:font-size-asian="12pt" style:font-weight-asian="bold"/>
    </style:style>
    <style:style style:name="td_5f_toc_5f_caption_5f_level_5f_6_20_Знак" style:display-name="td_toc_caption_level_6 Знак" style:family="text">
      <style:text-properties style:font-name="Arial1" fo:font-size="12pt" fo:font-weight="bold" style:font-size-asian="12pt" style:font-weight-asian="bold"/>
    </style:style>
    <style:style style:name="td_5f_unordered_5f_list_5f_level_5f_1_20_Знак" style:display-name="td_unordered_list_level_1 Знак" style:family="text">
      <style:text-properties style:font-name="Arial1" fo:font-size="11pt" style:font-size-asian="11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fo:font-size="11pt" style:font-size-asian="11pt"/>
    </style:style>
    <style:style style:name="ListLabel_20_3" style:display-name="ListLabel 3" style:family="text">
      <style:text-properties fo:font-size="11pt" fo:font-style="normal" fo:font-weight="normal" style:font-size-asian="11pt" style:font-style-asian="normal" style:font-weight-asian="normal"/>
    </style:style>
    <style:style style:name="ListLabel_20_4" style:display-name="ListLabel 4" style:family="text">
      <style:text-properties fo:font-variant="normal" fo:text-transform="none" style:text-line-through-style="none" style:text-position="0% 100%" fo:font-size="12pt" fo:letter-spacing="normal" fo:font-style="normal" style:text-underline-style="none" fo:font-weight="bold" style:text-blinking="false" style:font-size-asian="12pt" style:font-style-asian="normal" style:font-weight-asian="bold" style:font-style-complex="normal" style:text-emphasize="none" text:display="true"/>
    </style:style>
    <style:style style:name="ListLabel_20_5" style:display-name="ListLabel 5" style:family="text">
      <style:text-properties style:font-name-complex="Courier New2"/>
    </style:style>
    <style:style style:name="ListLabel_20_6" style:display-name="ListLabel 6" style:family="text">
      <style:text-properties style:font-name-asian="OpenSymbol1" style:font-name-complex="OpenSymbol1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0.25cm" fo:margin-left="2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11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Converted1" style:page-layout-name="Mpm1">
      <style:header>
        <text:p text:style-name="MP1"><text:page-number text:select-page="current">9</text:page-number><text:subject>ХХХ.ХХХХХХХХ.ХХХХХ-01 90 01</text:subjec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ехническое задание</dc:title>
    <dc:subject>ХХХ.ХХХХХХХХ.ХХХХХ-01 90 01</dc:subject>
    <meta:editing-cycles>1</meta:editing-cycles>
    <meta:creation-date>2020-10-05T18:28:00</meta:creation-date>
    <dc:date>2021-12-01T08:08:13.64</dc:date>
    <meta:editing-duration>P0D</meta:editing-duration>
    <meta:generator>OpenOffice/4.1.5$Win32 OpenOffice.org_project/415m1$Build-9789</meta:generator>
    <meta:document-statistic meta:table-count="0" meta:image-count="0" meta:object-count="0" meta:page-count="9" meta:paragraph-count="101" meta:word-count="765" meta:character-count="63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